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Zen Hei Sharp" svg:font-family="WenQuanYi Zen Hei Sharp"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fo:font-size="14pt" style:font-size-asian="14pt" style:font-size-complex="14pt"/>
    </style:style>
    <style:style style:name="P2" style:parent-style-name="Standard" style:family="paragraph">
      <style:text-properties fo:font-weight="bold" style:font-weight-asian="bold" style:font-weight-complex="bold" fo:font-size="14pt" style:font-size-asian="14pt" style:font-size-complex="14pt"/>
    </style:style>
  </office:automatic-styles>
  <office:body>
    <office:text text:use-soft-page-breaks="true">
      <text:p text:style-name="P1">Concept (Edited):</text:p>
      <text:p text:style-name="P2"/>
      <text:p text:style-name="Standard">The web application will display a map (Google maps’ interface) showing different locations with an image attached (such as universities)<text:s/>or displaying a route on the map with checkpoints.</text:p>
      <text:p text:style-name="Standard">Using buttons,<text:s/>one can have a preview of several<text:s/>routes linked to different uses (such as running, walking, travelling etc) with a few choices for each type of activity.<text:s/>Depending on the selected activity we can display altitude (mean, maximum, minimum), route length, number of checkpoint in the route, average speed and other information based on needs. It will show the route with a line or dots.<text:s/>With a click on the map the user can also get the coordinates of the selected are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Zen Hei Sharp" svg:font-family="WenQuanYi Zen Hei Sharp"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Zen Hei Sharp"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Ivan Delev</dc:creator>
    <meta:creation-date>2018-10-19T16:09:00Z</meta:creation-date>
    <dc:date>2018-10-26T11:19:00Z</dc:date>
    <meta:template xlink:href="Normal.dotm" xlink:type="simple"/>
    <meta:editing-cycles>5</meta:editing-cycles>
    <meta:editing-duration>PT960S</meta:editing-duration>
    <meta:document-statistic meta:page-count="1" meta:paragraph-count="1" meta:word-count="103" meta:character-count="691" meta:row-count="4" meta:non-whitespace-character-count="589"/>
  </office:meta>
</office:document-meta>
</file>